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a14a" officeooo:paragraph-rsid="001fa14a"/>
    </style:style>
    <style:style style:name="P2" style:family="paragraph" style:parent-style-name="Standard">
      <style:text-properties officeooo:rsid="0021612b" officeooo:paragraph-rsid="001fa14a"/>
    </style:style>
    <style:style style:name="P3" style:family="paragraph" style:parent-style-name="Standard">
      <style:text-properties officeooo:rsid="0021612b" officeooo:paragraph-rsid="0021612b"/>
    </style:style>
    <style:style style:name="T1" style:family="text">
      <style:text-properties officeooo:rsid="002161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do apt-get update</text:p>
      <text:p text:style-name="P1">sudo apt-get install nodejs</text:p>
      <text:p text:style-name="P1">sudo apt-get install build-essential</text:p>
      <text:p text:style-name="P1">sudo apt-get install npm</text:p>
      <text:p text:style-name="P2">open npmcommand.odt file for further instructions on installing packag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2T16:16:22.080198688</meta:creation-date>
    <dc:date>2015-06-02T16:40:07.502037069</dc:date>
    <meta:editing-duration>PT8M34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5" meta:word-count="24" meta:character-count="178" meta:non-whitespace-character-count="159"/>
  </office:meta>
</office:document-meta>
</file>